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49cm" fo:border-left="none" fo:border-right="none" fo:border-top="0.035cm solid #000000" fo:border-bottom="0.035cm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tracked-changes text:track-changes="false">
        <text:changed-region text:id="ct164851048">
          <text:insertion>
            <office:change-info>
              <dc:creator>Gauthier Bastien</dc:creator>
              <dc:date>2011-02-09T16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Nos références :</text:span> <text:change-start text:change-id="ct164851048"/>self.getReference()<text:change-end text:change-id="ct164851048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1-01-19T15:09:06</meta:creation-date>
    <dc:date>2011-02-21T11:22:20</dc:date>
    <dc:creator>Gauthier Bastien</dc:creator>
    <meta:editing-duration>PT02H05M36S</meta:editing-duration>
    <meta:editing-cycles>8</meta:editing-cycles>
    <meta:generator>OpenOffice.org/3.1$Linux OpenOffice.org_project/310m19$Build-9420</meta:generator>
    <meta:document-statistic meta:table-count="1" meta:image-count="0" meta:object-count="0" meta:page-count="1" meta:paragraph-count="1" meta:word-count="4" meta:character-count="36"/>
  </office:meta>
</office:document-meta>
</file>